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Preformatted_20_Text" style:list-style-name="L4">
      <style:paragraph-properties fo:margin-top="0cm" fo:margin-bottom="0.499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Preformatted_20_Text" style:list-style-name="L5">
      <style:paragraph-properties fo:margin-top="0cm" fo:margin-bottom="0.499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Resumen para examen sobre protocolos y programación de servicios en red</text:span></text:p>
      <text:list text:style-name="L1">
        <text:list-item>
          <text:p text:style-name="P2"><text:span text:style-name="Strong_20_Emphasis">Contenidos principales</text:span>:</text:p>
          <text:list>
            <text:list-item>
              <text:p text:style-name="P3">Protocolos estándares de comunicación en red. </text:p>
            </text:list-item>
            <text:list-item>
              <text:p text:style-name="P3">Uso de librerías (como Apache Commons Net) para implementar protocolos estándar (FTP, SMTP, POP3, entre otros). </text:p>
            </text:list-item>
            <text:list-item>
              <text:p text:style-name="P3">Creación de clientes para estos protocolos y programación de servidores. </text:p>
            </text:list-item>
          </text:list>
        </text:list-item>
        <text:list-item>
          <text:p text:style-name="P2"><text:span text:style-name="Strong_20_Emphasis">Introducción</text:span>:<text:line-break/>Los servicios de red, basados en el modelo cliente-servidor, permiten gestionar recursos como impresión, transferencia de archivos y correo electrónico. Usaremos Java y la librería Apache Commons Net para implementar clientes de protocolos comunes.</text:p>
        </text:list-item>
        <text:list-item>
          <text:p text:style-name="P2"><text:span text:style-name="Strong_20_Emphasis">Protocolos estándar (modelo TCP/IP)</text:span>:</text:p>
          <text:list>
            <text:list-item>
              <text:p text:style-name="P3"><text:span text:style-name="Strong_20_Emphasis">TELNET</text:span>: Acceso remoto, texto plano (reemplazado por SSH). </text:p>
            </text:list-item>
            <text:list-item>
              <text:p text:style-name="P3"><text:span text:style-name="Strong_20_Emphasis">SMTP</text:span>: Envío de correos electrónicos. </text:p>
            </text:list-item>
            <text:list-item>
              <text:p text:style-name="P3"><text:span text:style-name="Strong_20_Emphasis">FTP</text:span>: Transferencia de archivos, modos activo y pasivo. </text:p>
            </text:list-item>
            <text:list-item>
              <text:p text:style-name="P3"><text:span text:style-name="Strong_20_Emphasis">HTTP</text:span>: Intercambio de información web. </text:p>
            </text:list-item>
            <text:list-item>
              <text:p text:style-name="P3"><text:span text:style-name="Strong_20_Emphasis">DNS</text:span>: Resolución de nombres de dominio. </text:p>
            </text:list-item>
            <text:list-item>
              <text:p text:style-name="P3"><text:span text:style-name="Strong_20_Emphasis">SNMP</text:span>: Administración de redes. </text:p>
            </text:list-item>
          </text:list>
        </text:list-item>
        <text:list-item>
          <text:p text:style-name="P2"><text:span text:style-name="Strong_20_Emphasis">Programación de servidores</text:span>:<text:line-break/>Los servidores ofrecen servicios gestionando recursos compartidos o dedicados. Ejemplos:</text:p>
          <text:list>
            <text:list-item>
              <text:p text:style-name="P3"><text:span text:style-name="Strong_20_Emphasis">DNS</text:span>: Traduce nombres a direcciones IP. </text:p>
            </text:list-item>
            <text:list-item>
              <text:p text:style-name="P3"><text:span text:style-name="Strong_20_Emphasis">DHCP</text:span>: Asigna IP dinámicas a clientes. </text:p>
            </text:list-item>
            <text:list-item>
              <text:p text:style-name="P3"><text:span text:style-name="Strong_20_Emphasis">HTTP y FTP</text:span>: Proporcionan servicios de transferencia de datos. </text:p>
            </text:list-item>
          </text:list>
        </text:list-item>
        <text:list-item>
          <text:p text:style-name="P2"><text:span text:style-name="Strong_20_Emphasis">Programación en Java con Apache Commons Net</text:span>:</text:p>
          <text:list>
            <text:list-item>
              <text:p text:style-name="P3"><text:span text:style-name="Strong_20_Emphasis">TELNET (TelnetClient)</text:span>: Proporciona acceso remoto. Métodos clave: <text:span text:style-name="Source_20_Text">connect()</text:span>, <text:span text:style-name="Source_20_Text">disconnect()</text:span>, <text:span text:style-name="Source_20_Text">sendCommand()</text:span>. </text:p>
            </text:list-item>
            <text:list-item>
              <text:p text:style-name="P3"><text:span text:style-name="Strong_20_Emphasis">FTP (FTPClient)</text:span>: Transferencia de archivos. Métodos principales: <text:span text:style-name="Source_20_Text">connect()</text:span>, <text:span text:style-name="Source_20_Text">login()</text:span>, <text:span text:style-name="Source_20_Text">listFiles()</text:span>, <text:span text:style-name="Source_20_Text">makeDirectory()</text:span>. </text:p>
              <text:list>
                <text:list-item>
                  <text:p text:style-name="P3"><text:span text:style-name="Strong_20_Emphasis">Modo activo</text:span>: El servidor inicia la conexión de datos. </text:p>
                </text:list-item>
                <text:list-item>
                  <text:p text:style-name="P3"><text:span text:style-name="Strong_20_Emphasis">Modo pasivo</text:span>: El cliente inicia la conexión de datos, mayor seguridad. </text:p>
                </text:list-item>
              </text:list>
            </text:list-item>
          </text:list>
        </text:list-item>
        <text:list-item>
          <text:p text:style-name="P2"><text:span text:style-name="Strong_20_Emphasis">Códigos de respuesta en FTP</text:span>:</text:p>
          <text:list>
            <text:list-item>
              <text:p text:style-name="P3"><text:span text:style-name="Strong_20_Emphasis">1yz</text:span>: Respuesta preliminar positiva. </text:p>
            </text:list-item>
            <text:list-item>
              <text:p text:style-name="P3"><text:span text:style-name="Strong_20_Emphasis">2yz</text:span>: Acción completada con éxito. </text:p>
            </text:list-item>
            <text:list-item>
              <text:p text:style-name="P3"><text:span text:style-name="Strong_20_Emphasis">3yz</text:span>: Solicita más información para completar la acción. </text:p>
            </text:list-item>
            <text:list-item>
              <text:p text:style-name="P3"><text:span text:style-name="Strong_20_Emphasis">4yz</text:span>: Error temporal. </text:p>
            </text:list-item>
            <text:list-item>
              <text:p text:style-name="P3"><text:span text:style-name="Strong_20_Emphasis">5yz</text:span>: Error permanente. </text:p>
            </text:list-item>
          </text:list>
        </text:list-item>
        <text:list-item>
          <text:p text:style-name="P2"><text:span text:style-name="Strong_20_Emphasis">Ejemplo práctico</text:span>:</text:p>
          <text:list>
            <text:list-item>
              <text:p text:style-name="P3">Conexión a un servidor FTP con <text:span text:style-name="Source_20_Text">connect()</text:span>. </text:p>
            </text:list-item>
            <text:list-item>
              <text:p text:style-name="P3">Verificación del código de respuesta (p.ej., <text:span text:style-name="Source_20_Text">220</text:span> indica que el servicio está listo). </text:p>
            </text:list-item>
            <text:list-item>
              <text:p text:style-name="P3">Transferencia de datos usando métodos de FTPClient. </text:p>
            </text:list-item>
            <text:list-item>
              <text:p text:style-name="P2">Cierre de conexión con <text:span text:style-name="Source_20_Text">disconnect()</text:span>. </text:p>
            </text:list-item>
          </text:list>
        </text:list-item>
      </text:list>
      <text:p text:style-name="Text_20_body"><text:soft-page-break/>Esta unidad integra teoría y práctica para el manejo de servicios y protocolos esenciales de red usando Java.</text:p>
      <text:h text:style-name="Heading_20_3" text:outline-level="3">Resumen del texto</text:h>
      <text:h text:style-name="Heading_20_4" text:outline-level="4"><text:span text:style-name="Strong_20_Emphasis">Conexión con Servidores FTP</text:span></text:h>
      <text:list text:style-name="L2">
        <text:list-item>
          <text:p text:style-name="P4"><text:span text:style-name="Strong_20_Emphasis">Autenticación y conexión:</text:span></text:p>
          <text:list>
            <text:list-item>
              <text:p text:style-name="P5">Se usa el método <text:span text:style-name="Source_20_Text">login()</text:span> para autenticarse. </text:p>
            </text:list-item>
            <text:list-item>
              <text:p text:style-name="P5">Para desconectarse, se usa <text:span text:style-name="Source_20_Text">logout()</text:span>. </text:p>
            </text:list-item>
            <text:list-item>
              <text:p text:style-name="P5">Se activa el modo pasivo con <text:span text:style-name="Source_20_Text">enterLocalPassiveMode()</text:span>. </text:p>
            </text:list-item>
          </text:list>
        </text:list-item>
        <text:list-item>
          <text:p text:style-name="P4"><text:span text:style-name="Strong_20_Emphasis">Gestión de directorios y archivos:</text:span></text:p>
          <text:list>
            <text:list-item>
              <text:p text:style-name="P5"><text:span text:style-name="Strong_20_Emphasis">Listado de ficheros:</text:span> Usar <text:span text:style-name="Source_20_Text">listFiles()</text:span> devuelve un array con información de archivos/directorios. </text:p>
            </text:list-item>
            <text:list-item>
              <text:p text:style-name="P5"><text:span text:style-name="Strong_20_Emphasis">Cambiar directorio:</text:span> Usar <text:span text:style-name="Source_20_Text">changeWorkingDirectory()</text:span> para moverse. Retorna <text:span text:style-name="Source_20_Text">true</text:span> si el directorio existe. </text:p>
            </text:list-item>
            <text:list-item>
              <text:p text:style-name="P5"><text:span text:style-name="Strong_20_Emphasis">Crear directorios:</text:span> Usar <text:span text:style-name="Source_20_Text">makeDirectory()</text:span>, verificando permisos. </text:p>
            </text:list-item>
            <text:list-item>
              <text:p text:style-name="P5"><text:span text:style-name="Strong_20_Emphasis">Operaciones con archivos:</text:span> </text:p>
              <text:list>
                <text:list-item>
                  <text:p text:style-name="P5"><text:span text:style-name="Strong_20_Emphasis">Subir archivos:</text:span> Con <text:span text:style-name="Source_20_Text">storeFile()</text:span>, especificando el tipo con <text:span text:style-name="Source_20_Text">setFileType()</text:span>. </text:p>
                </text:list-item>
                <text:list-item>
                  <text:p text:style-name="P5"><text:span text:style-name="Strong_20_Emphasis">Renombrar archivos:</text:span> Usar <text:span text:style-name="Source_20_Text">rename(antiguo, nuevo)</text:span>. </text:p>
                </text:list-item>
                <text:list-item>
                  <text:p text:style-name="P5"><text:span text:style-name="Strong_20_Emphasis">Eliminar archivos:</text:span> Usar <text:span text:style-name="Source_20_Text">deleteFile()</text:span>. </text:p>
                </text:list-item>
              </text:list>
            </text:list-item>
          </text:list>
        </text:list-item>
        <text:list-item>
          <text:p text:style-name="P4"><text:span text:style-name="Strong_20_Emphasis">Descarga de archivos:</text:span></text:p>
          <text:list>
            <text:list-item>
              <text:p text:style-name="P4">Método <text:span text:style-name="Source_20_Text">retrieveFile(remote, local)</text:span> para guardar archivos del servidor en el disco. </text:p>
            </text:list-item>
          </text:list>
        </text:list-item>
      </text:list>
      <text:h text:style-name="Heading_20_4" text:outline-level="4"><text:span text:style-name="Strong_20_Emphasis">Comunicación con Servidores SMTP</text:span></text:h>
      <text:list text:style-name="L3">
        <text:list-item>
          <text:p text:style-name="P6"><text:span text:style-name="Strong_20_Emphasis">Definición y propósito:</text:span></text:p>
          <text:list>
            <text:list-item>
              <text:p text:style-name="P7">SMTP (Protocolo Simple de Transferencia de Correo) es estándar para enviar correos. </text:p>
            </text:list-item>
            <text:list-item>
              <text:p text:style-name="P7">Funciona con comandos de texto en el puerto 25. </text:p>
            </text:list-item>
          </text:list>
        </text:list-item>
        <text:list-item>
          <text:p text:style-name="P6"><text:span text:style-name="Strong_20_Emphasis">Funciones principales:</text:span></text:p>
          <text:list>
            <text:list-item>
              <text:p text:style-name="P7">Conexión con <text:span text:style-name="Source_20_Text">connect(server)</text:span>, desconexión con <text:span text:style-name="Source_20_Text">disconnect()</text:span>. </text:p>
            </text:list-item>
            <text:list-item>
              <text:p text:style-name="P7">Configuración del remitente (<text:span text:style-name="Source_20_Text">setSender</text:span>) y destinatarios (<text:span text:style-name="Source_20_Text">addRecipient</text:span>). </text:p>
            </text:list-item>
            <text:list-item>
              <text:p text:style-name="P7">Enviar datos con <text:span text:style-name="Source_20_Text">sendMessageData()</text:span> o mensajes simples con <text:span text:style-name="Source_20_Text">sendSimpleMessage()</text:span>. </text:p>
            </text:list-item>
          </text:list>
        </text:list-item>
        <text:list-item>
          <text:p text:style-name="P6"><text:span text:style-name="Strong_20_Emphasis">Autenticación y seguridad:</text:span></text:p>
          <text:list>
            <text:list-item>
              <text:p text:style-name="P7"><text:span text:style-name="Strong_20_Emphasis">Autenticación SMTP:</text:span> Se realiza con usuario y contraseña. </text:p>
            </text:list-item>
            <text:list-item>
              <text:p text:style-name="P7"><text:span text:style-name="Strong_20_Emphasis">STARTTLS:</text:span> Usa TLS para encriptar conexiones. </text:p>
            </text:list-item>
            <text:list-item>
              <text:p text:style-name="P7">Clase <text:span text:style-name="Source_20_Text">AuthenticatingSMTPClient</text:span> extiende funcionalidades para autenticación. </text:p>
            </text:list-item>
            <text:list-item>
              <text:p text:style-name="P7">Soporte de SSL/TLS para conexiones seguras usando <text:span text:style-name="Source_20_Text">SMTPSClient</text:span>. </text:p>
            </text:list-item>
          </text:list>
        </text:list-item>
        <text:list-item>
          <text:p text:style-name="P6"><text:span text:style-name="Strong_20_Emphasis">Casos de uso comunes:</text:span></text:p>
          <text:list>
            <text:list-item>
              <text:p text:style-name="P7"><text:soft-page-break/>Construcción de cabeceras con <text:span text:style-name="Source_20_Text">SimpleSMTPHeader</text:span>. </text:p>
            </text:list-item>
            <text:list-item>
              <text:p text:style-name="P7">Uso de <text:span text:style-name="Source_20_Text">execTLS()</text:span> para iniciar una sesión TLS. </text:p>
            </text:list-item>
            <text:list-item>
              <text:p text:style-name="P6">Métodos adicionales como <text:span text:style-name="Source_20_Text">setKeyManager()</text:span> y <text:span text:style-name="Source_20_Text">completePendingCommand()</text:span> para manejo avanzado. </text:p>
            </text:list-item>
          </text:list>
        </text:list-item>
      </text:list>
      <text:p text:style-name="Text_20_body">El texto describe las funcionalidades básicas de FTP y SMTP usando la biblioteca de Apache Commons Net, con ejemplos de código específicos para conectar, gestionar archivos, y enviar correos electrónicos de manera segura.</text:p>
      <text:p text:style-name="Text_20_body">El contenido que has proporcionado describe en detalle cómo implementar un cliente de correo electrónico para envío (SMTP) y recepción (POP3) utilizando bibliotecas y clases específicas, como <text:span text:style-name="Strong_20_Emphasis">AuthenticatingSMTPClient</text:span> y <text:span text:style-name="Strong_20_Emphasis">POP3Client</text:span>, en el entorno de programación Java. También aborda configuraciones para servidores populares como Gmail, que utilizan protocolos de seguridad como <text:span text:style-name="Strong_20_Emphasis">SSL/TLS</text:span>.</text:p>
      <text:p text:style-name="Text_20_body">A continuación, un resumen estructurado y simplificado:</text:p>
      <text:p text:style-name="Horizontal_20_Line"/>
      <text:h text:style-name="Heading_20_3" text:outline-level="3"><text:span text:style-name="Strong_20_Emphasis">Autenticación SMTP (SMTP AUTH)</text:span></text:h>
      <text:list text:style-name="L4">
        <text:list-item>
          <text:p text:style-name="P8"><text:span text:style-name="Strong_20_Emphasis">Clase</text:span>: <text:span text:style-name="Source_20_Text">AuthenticatingSMTPClient</text:span></text:p>
          <text:list>
            <text:list-item>
              <text:p text:style-name="P9">Se utiliza para crear un cliente que soporte autenticación SMTP. </text:p>
            </text:list-item>
            <text:list-item>
              <text:p text:style-name="P8">Constructor predeterminado: </text:p>
              <text:p text:style-name="P10"><text:span text:style-name="Source_20_Text">public AuthenticatingSMTPClient() throws NoSuchAlgorithmException</text:span></text:p>
              <text:list>
                <text:list-item>
                  <text:p text:style-name="P9">Lanza una excepción si un algoritmo criptográfico no está disponible. </text:p>
                </text:list-item>
              </text:list>
            </text:list-item>
          </text:list>
        </text:list-item>
        <text:list-item>
          <text:p text:style-name="P8"><text:span text:style-name="Strong_20_Emphasis">Métodos importantes</text:span>:</text:p>
          <text:list>
            <text:list-item>
              <text:p text:style-name="P9"><text:span text:style-name="Source_20_Text">auth(AUTH_METHOD method, String username, String password)</text:span>: Autentica al cliente con el servidor. </text:p>
            </text:list-item>
            <text:list-item>
              <text:p text:style-name="P9"><text:span text:style-name="Source_20_Text">ehlo(String hostname)</text:span>: Envia el comando EHLO para identificar al cliente. </text:p>
            </text:list-item>
            <text:list-item>
              <text:p text:style-name="P9"><text:span text:style-name="Source_20_Text">connect(String server, int port)</text:span>: Conecta al servidor SMTP en un puerto específico. </text:p>
            </text:list-item>
            <text:list-item>
              <text:p text:style-name="P9"><text:span text:style-name="Source_20_Text">execTLS()</text:span>: Establece un canal cifrado TLS para seguridad. </text:p>
            </text:list-item>
          </text:list>
        </text:list-item>
        <text:list-item>
          <text:p text:style-name="P8"><text:span text:style-name="Strong_20_Emphasis">Métodos de autenticación soportados</text:span>:</text:p>
          <text:list>
            <text:list-item>
              <text:p text:style-name="P9"><text:span text:style-name="Source_20_Text">LOGIN</text:span>, <text:span text:style-name="Source_20_Text">PLAIN</text:span>, <text:span text:style-name="Source_20_Text">CRAM_MD5</text:span>, <text:span text:style-name="Source_20_Text">XOAUTH</text:span>. </text:p>
            </text:list-item>
          </text:list>
        </text:list-item>
        <text:list-item>
          <text:p text:style-name="P8"><text:span text:style-name="Strong_20_Emphasis">Ejemplo de configuración con Gmail</text:span>:</text:p>
          <text:list>
            <text:list-item>
              <text:p text:style-name="P9"><text:span text:style-name="Strong_20_Emphasis">Servidor</text:span>: <text:span text:style-name="Source_20_Text">smtp.gmail.com</text:span> </text:p>
            </text:list-item>
            <text:list-item>
              <text:p text:style-name="P9"><text:span text:style-name="Strong_20_Emphasis">Puerto con TLS/STARTTLS</text:span>: <text:span text:style-name="Source_20_Text">587</text:span> </text:p>
            </text:list-item>
            <text:list-item>
              <text:p text:style-name="P9"><text:span text:style-name="Strong_20_Emphasis">Puerto con SSL</text:span>: <text:span text:style-name="Source_20_Text">465</text:span> </text:p>
            </text:list-item>
          </text:list>
        </text:list-item>
        <text:list-item>
          <text:p text:style-name="P8"><text:span text:style-name="Strong_20_Emphasis">Proceso básico</text:span>:</text:p>
          <text:list>
            <text:list-item>
              <text:p text:style-name="P9">Crear instancia de <text:span text:style-name="Source_20_Text">AuthenticatingSMTPClient</text:span>. </text:p>
            </text:list-item>
            <text:list-item>
              <text:p text:style-name="P9">Conectar al servidor y establecer un canal seguro con <text:span text:style-name="Source_20_Text">execTLS()</text:span>. </text:p>
            </text:list-item>
            <text:list-item>
              <text:p text:style-name="P9">Autenticar al usuario con <text:span text:style-name="Source_20_Text">auth()</text:span> y el método <text:span text:style-name="Source_20_Text">LOGIN</text:span>. </text:p>
            </text:list-item>
            <text:list-item>
              <text:p text:style-name="P9">Preparar las cabeceras y cuerpo del mensaje. </text:p>
            </text:list-item>
            <text:list-item>
              <text:p text:style-name="P9"><text:soft-page-break/>Enviar el correo. </text:p>
            </text:list-item>
          </text:list>
        </text:list-item>
        <text:list-item>
          <text:p text:style-name="P8"><text:span text:style-name="Strong_20_Emphasis">Códigos de respuesta comunes</text:span>:</text:p>
          <text:list>
            <text:list-item>
              <text:p text:style-name="P9"><text:span text:style-name="Source_20_Text">220</text:span>: Servicio listo. </text:p>
            </text:list-item>
            <text:list-item>
              <text:p text:style-name="P9"><text:span text:style-name="Source_20_Text">250</text:span>: Solicitud aceptada. </text:p>
            </text:list-item>
            <text:list-item>
              <text:p text:style-name="P9"><text:span text:style-name="Source_20_Text">235</text:span>: Autenticación aceptada. </text:p>
            </text:list-item>
            <text:list-item>
              <text:p text:style-name="P8"><text:span text:style-name="Source_20_Text">354</text:span>: Entrada de datos aceptad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Recepción de mensajes con POP3</text:span></text:h>
      <text:list text:style-name="L5">
        <text:list-item>
          <text:p text:style-name="P11"><text:span text:style-name="Strong_20_Emphasis">Clases principales</text:span>:</text:p>
          <text:list>
            <text:list-item>
              <text:p text:style-name="P12"><text:span text:style-name="Source_20_Text">POP3Client</text:span>: Para conexión estándar. </text:p>
            </text:list-item>
            <text:list-item>
              <text:p text:style-name="P12"><text:span text:style-name="Source_20_Text">POP3SClient</text:span>: Extiende <text:span text:style-name="Source_20_Text">POP3Client</text:span> para conexiones seguras (SSL/TLS). </text:p>
            </text:list-item>
          </text:list>
        </text:list-item>
        <text:list-item>
          <text:p text:style-name="P11"><text:span text:style-name="Strong_20_Emphasis">Métodos clave de </text:span><text:span text:style-name="Strong_20_Emphasis"><text:span text:style-name="Source_20_Text">POP3Client</text:span></text:span>:</text:p>
          <text:list>
            <text:list-item>
              <text:p text:style-name="P12"><text:span text:style-name="Source_20_Text">boolean login(String username, String password)</text:span>: Inicia sesión. </text:p>
            </text:list-item>
            <text:list-item>
              <text:p text:style-name="P12"><text:span text:style-name="Source_20_Text">Reader retrieveMessage(int messageId)</text:span>: Recupera el mensaje completo. </text:p>
            </text:list-item>
            <text:list-item>
              <text:p text:style-name="P12"><text:span text:style-name="Source_20_Text">Reader retrieveMessageTop(int messageId, int numLines)</text:span>: Recupera solo la cabecera o parte del mensaje. </text:p>
            </text:list-item>
            <text:list-item>
              <text:p text:style-name="P12"><text:span text:style-name="Source_20_Text">boolean deleteMessage(int messageId)</text:span>: Elimina un mensaje. </text:p>
            </text:list-item>
            <text:list-item>
              <text:p text:style-name="P12"><text:span text:style-name="Source_20_Text">POP3MessageInfo[] listMessages()</text:span>: Lista todos los mensajes. </text:p>
            </text:list-item>
          </text:list>
        </text:list-item>
        <text:list-item>
          <text:p text:style-name="P11"><text:span text:style-name="Strong_20_Emphasis">Configuración para Gmail</text:span>:</text:p>
          <text:list>
            <text:list-item>
              <text:p text:style-name="P12"><text:span text:style-name="Strong_20_Emphasis">Servidor</text:span>: <text:span text:style-name="Source_20_Text">pop.gmail.com</text:span> </text:p>
            </text:list-item>
            <text:list-item>
              <text:p text:style-name="P12"><text:span text:style-name="Strong_20_Emphasis">Puerto SSL</text:span>: <text:span text:style-name="Source_20_Text">995</text:span> </text:p>
            </text:list-item>
            <text:list-item>
              <text:p text:style-name="P11"><text:span text:style-name="Strong_20_Emphasis">Constructor recomendado</text:span>: </text:p>
              <text:p text:style-name="P13"><text:span text:style-name="Source_20_Text">POP3SClient pop3 = new POP3SClient(true);</text:span></text:p>
            </text:list-item>
          </text:list>
        </text:list-item>
        <text:list-item>
          <text:p text:style-name="P11"><text:span text:style-name="Strong_20_Emphasis">Proceso básico</text:span>:</text:p>
          <text:list>
            <text:list-item>
              <text:p text:style-name="P12">Crear instancia de <text:span text:style-name="Source_20_Text">POP3SClient</text:span> (modo implícito o explícito). </text:p>
            </text:list-item>
            <text:list-item>
              <text:p text:style-name="P12">Conectar al servidor con <text:span text:style-name="Source_20_Text">connect(server, port)</text:span>. </text:p>
            </text:list-item>
            <text:list-item>
              <text:p text:style-name="P12">Iniciar sesión con <text:span text:style-name="Source_20_Text">login(username, password)</text:span>. </text:p>
            </text:list-item>
            <text:list-item>
              <text:p text:style-name="P12">Listar, recuperar o eliminar mensajes según sea necesario. </text:p>
            </text:list-item>
            <text:list-item>
              <text:p text:style-name="P11">Finalizar sesión con <text:span text:style-name="Source_20_Text">logout()</text:span>. </text:p>
            </text:list-item>
          </text:list>
        </text:list-item>
      </text:list>
      <text:p text:style-name="Horizontal_20_Line"/>
      <text:h text:style-name="Heading_20_3" text:outline-level="3"><text:span text:style-name="Strong_20_Emphasis">Protocolos relacionados</text:span></text:h>
      <text:list text:style-name="L6">
        <text:list-item>
          <text:p text:style-name="P14"><text:span text:style-name="Strong_20_Emphasis">MIME</text:span>:</text:p>
          <text:list>
            <text:list-item>
              <text:p text:style-name="P15">Permite enviar mensajes enriquecidos con contenido multimedia (imágenes, texto, sonido). </text:p>
            </text:list-item>
            <text:list-item>
              <text:p text:style-name="P15">Versión segura: <text:span text:style-name="Source_20_Text">S/MIME</text:span>. </text:p>
            </text:list-item>
          </text:list>
        </text:list-item>
        <text:list-item>
          <text:p text:style-name="P14"><text:span text:style-name="Strong_20_Emphasis">POP3</text:span>:</text:p>
          <text:list>
            <text:list-item>
              <text:p text:style-name="P15"><text:soft-page-break/>Permite descargar mensajes desde un servidor de correo (última versión: POP3). </text:p>
            </text:list-item>
            <text:list-item>
              <text:p text:style-name="P15"><text:span text:style-name="Strong_20_Emphasis">Puerto estándar</text:span>: <text:span text:style-name="Source_20_Text">110</text:span>. </text:p>
            </text:list-item>
          </text:list>
        </text:list-item>
        <text:list-item>
          <text:p text:style-name="P14"><text:span text:style-name="Strong_20_Emphasis">IMAP</text:span>:</text:p>
          <text:list>
            <text:list-item>
              <text:p text:style-name="P15">Ofrece acceso remoto a los mensajes, permitiendo organizarlos en carpetas. </text:p>
            </text:list-item>
            <text:list-item>
              <text:p text:style-name="P14">Los mensajes permanecen en el servidor. </text:p>
            </text:list-item>
          </text:list>
        </text:list-item>
      </text:list>
      <text:p text:style-name="Horizontal_20_Line"/>
      <text:p text:style-name="Text_20_body">Si necesitas ejemplos de código más específicos o explicaciones adicionales sobre alguna parte del proceso, avísame.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20:31:21.664000000</meta:creation-date>
    <dc:title>PRACTICAS</dc:title>
    <meta:editing-duration>PT1H19M16S</meta:editing-duration>
    <meta:editing-cycles>2</meta:editing-cycles>
    <meta:generator>LibreOffice/24.8.3.2$Windows_X86_64 LibreOffice_project/48a6bac9e7e268aeb4c3483fcf825c94556d9f92</meta:generator>
    <dc:date>2024-11-23T21:57:04.052000000</dc:date>
    <meta:document-statistic meta:table-count="0" meta:image-count="0" meta:object-count="0" meta:page-count="5" meta:paragraph-count="133" meta:word-count="1035" meta:character-count="7210" meta:non-whitespace-character-count="6334"/>
    <meta:template xlink:type="simple" xlink:actuate="onRequest" xlink:title="PRACTICAS" xlink:href="file:///C:/Users/ahmed/AppData/Roaming/LibreOffice/4/user/template/PRACTICAS.ott" meta:date="2024-11-23T20:31:20.633000000"/>
  </office:meta>
</office:document-meta>
</file>